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549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style:writing-mode="lr-tb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pan text:style-name="T1">Insuran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2">What’s insurance?</text:p>
          </draw:text-box>
        </draw:frame>
        <draw:frame presentation:style-name="pr4" draw:text-style-name="P3" draw:layer="layout" svg:width="21.2cm" svg:height="6.2cm" svg:x="3.2cm" svg:y="4.2cm" presentation:class="outline" presentation:user-transformed="true">
          <draw:text-box>
            <text:list text:style-name="L2">
              <text:list-item>
                <text:p>Insured buys a policy from the insurer</text:p>
              </text:list-item>
              <text:list-item>
                <text:p>Insurer agrees to pay the insured a specific sum if a specific event occurs 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2">Why purchase insurance?</text:p>
          </draw:text-box>
        </draw:frame>
        <draw:frame presentation:style-name="pr4" draw:text-style-name="P3" draw:layer="layout" svg:width="21.2cm" svg:height="5.4cm" svg:x="3.329cm" svg:y="4.143cm" presentation:class="outline" presentation:user-transformed="true">
          <draw:text-box>
            <text:list text:style-name="L2">
              <text:list-item>
                <text:p>Legal requirement (auto, health in CA)</text:p>
              </text:list-item>
              <text:list-item>
                <text:p>Risk management 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2">Consider...</text:p>
          </draw:text-box>
        </draw:frame>
        <draw:frame presentation:style-name="pr4" draw:text-style-name="P3" draw:layer="layout" svg:width="22cm" svg:height="8cm" svg:x="3.2cm" svg:y="4cm" presentation:class="outline" presentation:user-transformed="true">
          <draw:text-box>
            <text:list text:style-name="L2">
              <text:list-item>
                <text:p>Your friend likes to gamble</text:p>
              </text:list-item>
              <text:list-item>
                <text:p>Every time you go to Vegas for business they ask you to bet $10 on black at the roulette wheel</text:p>
              </text:list-item>
              <text:list-item>
                <text:p>Could you profit without costing your friend?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2"><text:span text:style-name="T2">Would your strategy change if...</text:span></text:p>
          </draw:text-box>
        </draw:frame>
        <draw:frame presentation:style-name="pr4" draw:text-style-name="P3" draw:layer="layout" svg:width="22cm" svg:height="8cm" svg:x="3.2cm" svg:y="4cm" presentation:class="outline" presentation:user-transformed="true">
          <draw:text-box>
            <text:list text:style-name="L2">
              <text:list-item>
                <text:p>They asked to bet $1M on black?</text:p>
              </text:list-item>
              <text:list-item>
                <text:p>They asked you to buy a $10 state lottery ticket?</text:p>
                <text:p/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2"><text:span text:style-name="T2">Insurance for your business</text:span></text:p>
          </draw:text-box>
        </draw:frame>
        <draw:frame presentation:style-name="pr4" draw:text-style-name="P3" draw:layer="layout" svg:width="23.8cm" svg:height="8cm" svg:x="2.4cm" svg:y="4cm" presentation:class="outline" presentation:user-transformed="true">
          <draw:text-box>
            <text:list text:style-name="L2">
              <text:list-item>
                <text:p><text:span text:style-name="T3">Risk management</text:span></text:p>
              </text:list-item>
              <text:list-item>
                <text:p><text:span text:style-name="T3">Would a startup have a different policy from a multi-national ?</text:span></text:p>
              </text:list-item>
              <text:list-item>
                <text:p><text:span text:style-name="T3">Insurance is just one part of risk management</text:span></text:p>
                <text:p/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2"><text:span text:style-name="T2">Exercise</text:span></text:p>
          </draw:text-box>
        </draw:frame>
        <draw:frame presentation:style-name="pr4" draw:text-style-name="P3" draw:layer="layout" svg:width="23.8cm" svg:height="2.8cm" svg:x="2.2cm" svg:y="3.4cm" presentation:class="outline" presentation:user-transformed="true">
          <draw:text-box>
            <text:p><text:span text:style-name="T4">Complete the quiz on Canvas. The interesting question is,</text:span></text:p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5" draw:layer="layout" svg:width="22.8cm" svg:height="7.799cm" svg:x="2.564cm" svg:y="5.801cm">
          <draw:text-box>
            <text:p text:style-name="P4"><text:span text:style-name="T5">Identify one product that is not sold as insurance, but could be classified as insurance. </text:span></text:p>
            <text:p text:style-name="P4"><text:span text:style-name="T5">It need not be a pure insurance product.  It just needs to have an aspect that looks like an insurance contract.</text:span></text:p>
            <text:p text:style-name="P4"><text:span text:style-name="T5">For full points:</text:span></text:p>
            <text:list text:style-name="L1">
              <text:list-item>
                <text:p text:style-name="P4"><text:span text:style-name="T5">identify one product</text:span></text:p>
              </text:list-item>
              <text:list-item>
                <text:p text:style-name="P4"><text:span text:style-name="T5">make a short argument that it resembles insurance (one paragraph should do nicely)</text:span></text:p>
              </text:list-item>
            </text:list>
            <text:p text:style-name="P4"/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1:17:36.847367409</meta:creation-date>
    <dc:date>2022-02-27T13:50:53.437488494</dc:date>
    <meta:editing-duration>PT35M10S</meta:editing-duration>
    <meta:editing-cycles>7</meta:editing-cycles>
    <meta:generator>LibreOffice/6.4.7.2$Linux_X86_64 LibreOffice_project/40$Build-2</meta:generator>
    <meta:document-statistic meta:object-count="49"/>
  </office:meta>
</office:document-meta>
</file>